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1dfb8c" officeooo:paragraph-rsid="001dfb8c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normal" officeooo:rsid="001dfb8c" officeooo:paragraph-rsid="001dfb8c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вод</text:p>
      <text:p text:style-name="P2">Была написана программа на языке python с использованием библиотеки numpy для нахождения интерполяционных многочленов Лагранжа и Ньютона. Были построены функции и найдены их значения в точке 0.4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01:03:15.006312516</meta:creation-date>
    <dc:date>2021-04-14T01:07:12.264831175</dc:date>
    <meta:editing-duration>PT16S</meta:editing-duration>
    <meta:editing-cycles>1</meta:editing-cycles>
    <meta:document-statistic meta:table-count="0" meta:image-count="0" meta:object-count="0" meta:page-count="1" meta:paragraph-count="2" meta:word-count="28" meta:character-count="200" meta:non-whitespace-character-count="174"/>
    <meta:generator>LibreOffice/7.0.3.1$Linux_X86_64 LibreOffice_project/00$Build-1</meta:generator>
  </office:meta>
</office:document-meta>
</file>